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3" table:style-name="ta1">
        <table:table-column table:style-name="co1" table:default-cell-style-name="Default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LFSR_3.B2:LFSR_3.H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4:19.870000000</dc:date>
    <meta:editing-duration>PT14S</meta:editing-duration>
    <meta:editing-cycles>1</meta:editing-cycles>
    <meta:document-statistic meta:table-count="1" meta:cell-count="40" meta:object-count="0"/>
    <meta:generator>LibreOffice/7.5.0.2$Windows_X86_64 LibreOffice_project/c0dd1bc3f1a385d110b88e26ece634da94921f58</meta:generator>
  </office:meta>
</office:document-meta>
</file>